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list text:style-name="LFO1" text:continue-numbering="true">
        <text:list-item>
          <text:p text:style-name="P1">Out of the box, Rally is more focused on<text:s/><text:span text:style-name="T2">defining, tracking, and managing work items</text:span><text:s/>(stories, features, defects) rather than acting as a general-purpose intake/form engine.</text:p>
        </text:list-item>
        <text:list-item>
          <text:p text:style-name="P3">It doesn’t seem to offer a built-in, fully generic<text:s/><text:span text:style-name="T4">public/intake form</text:span><text:s/>portal in the same way you might set up a Jira Service Desk or a web form + automation to create Jira issues.</text:p>
        </text:list-item>
        <text:list-item>
          <text:p text:style-name="P5">However, you<text:s/><text:span text:style-name="T6">can</text:span><text:s/>build something similar using custom integrations, APIs, or use its<text:s/><text:span text:style-name="T7">custom fields / forms / user interfaces</text:span><text:s/>to emulate this behavior. Many organizations augment Rally with form tools or portals that push work into Rally via APIs or integration layers.</text:p>
        </text:list-item>
        <text:list-item>
          <text:p text:style-name="P8">Rally’s<text:s/><text:span text:style-name="T9">Work Rules</text:span><text:s/>feature allows you to enforce conditions when items move between states (e.g. make certain fields required at certain transitions) which is a component of a workflow engine.<text:s/><text:a xlink:href="https://academy.broadcom.com/blog/valueops/rally/improve-processes-and-data-with-rally-work-rules?utm_source=chatgpt.com" office:target-frame-name="_blank" xlink:show="new"><text:span text:style-name="Hyperlink">academy.broadcom.com</text:span></text:a></text:p>
        </text:list-item>
        <text:list-item>
          <text:p text:style-name="P10">You can customize workflows (states, transitions) for work items, and define process rules. Rally supports customizing how work flows through states, adding validations, etc.<text:s/><text:a xlink:href="https://academy.broadcom.com/blog/valueops/rally/three-areas-of-rally-you-need-to-be-using?utm_source=chatgpt.com" office:target-frame-name="_blank" xlink:show="new"><text:span text:style-name="Hyperlink">academy.broadcom.com+2TechDocs+2</text:span></text:a></text:p>
        </text:list-item>
      </text:list>
      <text:p text:style-name="Normal">So, while Rally doesn’t natively present a “public form → automatic issue creation → guided workflow” out of the box like some ITSM tools, it does have the workflow and rule enforcement capabilities inside its work management domain, and you can build or integrate a front-end for submissions.</text:p>
      <text:p text:style-name="Normal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uldeep Sagoo</meta:initial-creator>
    <dc:creator>Kuldeep Sagoo</dc:creator>
    <meta:creation-date>2025-10-01T08:24:00Z</meta:creation-date>
    <dc:date>2025-10-01T08:24:00Z</dc:date>
    <meta:template xlink:href="Normal" xlink:type="simple"/>
    <meta:editing-cycles>1</meta:editing-cycles>
    <meta:editing-duration>PT0S</meta:editing-duration>
    <meta:document-statistic meta:page-count="1" meta:paragraph-count="3" meta:word-count="243" meta:character-count="1628" meta:row-count="11" meta:non-whitespace-character-count="1388"/>
  </office:meta>
</office:document-meta>
</file>